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493d" officeooo:paragraph-rsid="0008493d"/>
    </style:style>
    <style:style style:name="P2" style:family="paragraph" style:parent-style-name="Standard">
      <style:text-properties officeooo:rsid="0008493d" officeooo:paragraph-rsid="00088bd9"/>
    </style:style>
    <style:style style:name="P3" style:family="paragraph" style:parent-style-name="Standard">
      <style:text-properties officeooo:rsid="00088bd9" officeooo:paragraph-rsid="00088bd9"/>
    </style:style>
    <style:style style:name="P4" style:family="paragraph" style:parent-style-name="Standard">
      <style:text-properties fo:font-weight="bold" officeooo:rsid="00088bd9" officeooo:paragraph-rsid="00088bd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n de trabajos realizados durante curso 2015/2016 en Delegacion Alumnos ETSAM.</text:p>
      <text:p text:style-name="P1">Beca: Mantenimiento web.</text:p>
      <text:p text:style-name="P1"/>
      <text:p text:style-name="P4">Introduccion</text:p>
      <text:p text:style-name="P3">- Objetivo de la guia</text:p>
      <text:p text:style-name="P3"/>
      <text:p text:style-name="P4">Trabajos realizados</text:p>
      <text:p text:style-name="P2">- Restauracion y configuracion de todos los equipos y puestos de trabajo en daetsam.</text:p>
      <text:p text:style-name="P2">- Comprar, instalar y configurar servidor con Windows Server 2012 y sistema de directorio activo para la delegacion. (user/pass para acceso)</text:p>
      <text:p text:style-name="P2">- Configuracion de politicas de directorio activo en puestos de trabajo.</text:p>
      <text:p text:style-name="P2">- Creacion y configuracion de un nuevo servidor web tipo cloud en 1and1.</text:p>
      <text:p text:style-name="P2">Sitios: daetsam.es</text:p>
      <text:p text:style-name="P2"><text:tab/>cursos.daetsam.es</text:p>
      <text:p text:style-name="P2"><text:tab/>agora.daetsam.es</text:p>
      <text:p text:style-name="P2">user/pass para: daetsam.es, servidor web, cursos, agora</text:p>
      <text:p text:style-name="P2"/>
      <text:p text:style-name="P2">- Instalacion y configuracion de servidor secundario para control de accesos a la plataforma wifi de delegacion. Enseñar herramienta de gestion del mismo. (user/pass 138.100.43.159)</text:p>
      <text:p text:style-name="P2">- Punto de acceso wifi</text:p>
      <text:p text:style-name="P2"><text:tab/>Como se configura, como se acceder (138.100.43.158)</text:p>
      <text:p text:style-name="P2">- Crear mapa de red local con equipos</text:p>
      <text:p text:style-name="P2">- Sistema de backup automatico de archivos delegacion (aun no esta del todo listo)</text:p>
      <text:p text:style-name="P2"/>
      <text:p text:style-name="P4">Tutoriales</text:p>
      <text:p text:style-name="P4"><text:span text:style-name="T1"/></text:p>
      <text:p text:style-name="P4">Trabajos futur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3:28:42.845955349</meta:creation-date>
    <dc:date>2016-08-18T20:11:44.429633162</dc:date>
    <meta:editing-duration>PT4H4S</meta:editing-duration>
    <meta:editing-cycles>1</meta:editing-cycles>
    <meta:document-statistic meta:table-count="0" meta:image-count="0" meta:object-count="0" meta:page-count="1" meta:paragraph-count="20" meta:word-count="154" meta:character-count="1035" meta:non-whitespace-character-count="898"/>
    <meta:generator>LibreOffice/5.1.4.2$Linux_X86_64 LibreOffice_project/10m0$Build-2</meta:generator>
  </office:meta>
</office:document-meta>
</file>